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7cm" fo:min-width="1.025cm"/>
      <style:paragraph-properties style:writing-mode="lr-tb"/>
    </style:style>
    <style:style style:name="gr2" style:family="graphic" style:parent-style-name="standard" style:list-style-name="L1">
      <style:graphic-properties draw:fill-color="#ffffff" draw:textarea-horizontal-align="justify" draw:textarea-vertical-align="middle" draw:auto-grow-height="false" fo:min-height="0.557cm" fo:min-width="2.33cm"/>
      <style:paragraph-properties style:writing-mode="lr-tb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gr4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734cm"/>
      <style:paragraph-properties style:writing-mode="lr-tb"/>
    </style:style>
    <style:style style:name="gr5" style:family="graphic" style:parent-style-name="standard">
      <style:graphic-properties svg:stroke-color="#3465a4" draw:fill-color="#ffffff" draw:textarea-horizontal-align="justify" draw:textarea-vertical-align="middle" draw:auto-grow-height="false" fo:min-height="0.319cm" fo:min-width="0.734cm"/>
      <style:paragraph-properties style:writing-mode="lr-tb"/>
    </style:style>
    <style:style style:name="gr6" style:family="graphic" style:parent-style-name="standard">
      <style:graphic-properties svg:stroke-color="#3465a4" draw:fill-color="#ffffff" draw:textarea-horizontal-align="justify" draw:textarea-vertical-align="middle" draw:auto-grow-height="false" fo:min-height="0.179cm" fo:min-width="0.734cm"/>
      <style:paragraph-properties style:writing-mode="lr-tb"/>
    </style:style>
    <style:style style:name="gr7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1.041cm"/>
      <style:paragraph-properties style:writing-mode="lr-tb"/>
    </style:style>
    <style:style style:name="gr8" style:family="graphic" style:parent-style-name="standard">
      <style:graphic-properties svg:stroke-color="#3465a4" draw:fill-color="#ffffff" draw:textarea-horizontal-align="justify" draw:textarea-vertical-align="middle" draw:auto-grow-height="false" fo:min-height="0.319cm" fo:min-width="0.888cm"/>
      <style:paragraph-properties style:writing-mode="lr-tb"/>
    </style:style>
    <style:style style:name="gr9" style:family="graphic" style:parent-style-name="standard">
      <style:graphic-properties svg:stroke-color="#3465a4" draw:fill-color="#ffffff" draw:textarea-horizontal-align="justify" draw:textarea-vertical-align="middle" draw:auto-grow-height="false" fo:min-height="0.32cm" fo:min-width="0.734cm"/>
      <style:paragraph-properties style:writing-mode="lr-tb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objectwithoutfill">
      <style:graphic-properties draw:marker-end="Arrowheads_20_1" draw:marker-end-width="0.3cm" draw:fill="none" draw:fill-color="#ffffff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56cm" fo:min-width="0.589cm"/>
      <style:paragraph-properties style:writing-mode="lr-tb"/>
    </style:style>
    <style:style style:name="gr13" style:family="graphic" style:parent-style-name="objectwithoutfill">
      <style:graphic-properties draw:marker-end="Arrowheads_20_2" draw:marker-end-width="0.3cm" draw:fill="none" draw:fill-color="#ffffff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fill-color="#ffffff" draw:textarea-vertical-align="middle"/>
      <style:paragraph-properties style:writing-mode="lr-tb"/>
    </style:style>
    <style:style style:name="gr15" style:family="graphic" style:parent-style-name="standard" style:list-style-name="L1">
      <style:graphic-properties draw:fill-color="#ffffff" draw:textarea-horizontal-align="justify" draw:textarea-vertical-align="middle" draw:auto-grow-height="false" fo:min-height="0.557cm" fo:min-width="2.33cm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555cm" fo:min-width="2.331cm"/>
      <style:paragraph-properties style:writing-mode="lr-tb"/>
    </style:style>
    <style:style style:name="gr17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885cm"/>
      <style:paragraph-properties style:writing-mode="lr-tb"/>
    </style:style>
    <style:style style:name="gr18" style:family="graphic" style:parent-style-name="standard">
      <style:graphic-properties svg:stroke-color="#3465a4" draw:fill-color="#ffffff" draw:textarea-horizontal-align="justify" draw:textarea-vertical-align="middle" draw:auto-grow-height="false" fo:min-height="0.32cm" fo:min-width="0.731cm"/>
      <style:paragraph-properties style:writing-mode="lr-tb"/>
    </style:style>
    <style:style style:name="gr19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731cm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0.555cm" fo:min-width="2.331cm"/>
      <style:paragraph-properties style:writing-mode="lr-tb"/>
    </style:style>
    <style:style style:name="gr21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886cm"/>
      <style:paragraph-properties style:writing-mode="lr-tb"/>
    </style:style>
    <style:style style:name="gr22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73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456cm" fo:min-width="0.808cm"/>
      <style:paragraph-properties style:writing-mode="lr-tb"/>
    </style:style>
    <style:style style:name="gr24" style:family="graphic" style:parent-style-name="objectwithoutfill">
      <style:graphic-properties draw:marker-start="Arrowheads_20_5" draw:marker-start-width="0.3cm" draw:marker-end="Arrowheads_20_6" draw:marker-end-width="0.3cm" draw:fill="none" draw:fill-color="#ffffff" draw:textarea-vertical-align="middle"/>
    </style:style>
    <style:style style:name="gr25" style:family="graphic" style:parent-style-name="objectwithoutfill">
      <style:graphic-properties draw:marker-start="Arrowheads_20_7" draw:marker-start-width="0.3cm" draw:marker-end="Arrowheads_20_8" draw:marker-end-width="0.3cm" draw:fill="none" draw:fill-color="#ffffff" draw:textarea-vertical-align="middl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712cm"/>
      <style:paragraph-properties style:writing-mode="lr-tb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0.557cm" fo:min-width="2.331cm"/>
      <style:paragraph-properties style:writing-mode="lr-tb"/>
    </style:style>
    <style:style style:name="gr28" style:family="graphic" style:parent-style-name="standard">
      <style:graphic-properties svg:stroke-color="#3465a4" draw:fill-color="#ffffff" draw:textarea-horizontal-align="justify" draw:textarea-vertical-align="middle" draw:auto-grow-height="false" fo:min-height="0.319cm" fo:min-width="0.886cm"/>
      <style:paragraph-properties style:writing-mode="lr-tb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0.557cm" fo:min-width="2.331cm"/>
      <style:paragraph-properties style:writing-mode="lr-tb"/>
    </style:style>
    <style:style style:name="gr30" style:family="graphic" style:parent-style-name="standard">
      <style:graphic-properties svg:stroke-color="#3465a4" draw:fill-color="#ffffff" draw:textarea-horizontal-align="justify" draw:textarea-vertical-align="middle" draw:auto-grow-height="false" fo:min-height="0.319cm" fo:min-width="0.733cm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557cm" fo:min-width="2.332cm"/>
      <style:paragraph-properties style:writing-mode="lr-tb"/>
    </style:style>
    <style:style style:name="gr32" style:family="graphic" style:parent-style-name="objectwithoutfill">
      <style:graphic-properties draw:marker-end="Arrowheads_20_12" draw:marker-end-width="0.3cm" draw:fill="none" draw:fill-color="#ffffff" draw:textarea-vertical-align="middle"/>
    </style:style>
    <style:style style:name="gr33" style:family="graphic" style:parent-style-name="objectwithoutfill">
      <style:graphic-properties draw:marker-end="Arrowheads_20_13" draw:marker-end-width="0.3cm" draw:fill="none" draw:fill-color="#ffffff" draw:textarea-vertical-align="middle"/>
    </style:style>
    <style:style style:name="gr34" style:family="graphic" style:parent-style-name="objectwithoutfill">
      <style:graphic-properties draw:marker-end="Arrowheads_20_14" draw:marker-end-width="0.3cm" draw:fill="none" draw:fill-color="#ffffff" draw:textarea-vertical-align="middle"/>
    </style:style>
    <style:style style:name="gr35" style:family="graphic" style:parent-style-name="objectwithoutfill">
      <style:graphic-properties draw:marker-end="Arrowheads_20_15" draw:marker-end-width="0.3cm" draw:fill="none" draw:fill-color="#ffffff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 style:list-style-name="L1">
      <style:graphic-properties draw:fill-color="#ffffff" draw:textarea-horizontal-align="justify" draw:textarea-vertical-align="middle" draw:auto-grow-height="false" fo:min-height="0.555cm" fo:min-width="2.331cm"/>
      <style:paragraph-properties style:writing-mode="lr-tb"/>
    </style:style>
    <style:style style:name="gr38" style:family="graphic" style:parent-style-name="standard">
      <style:graphic-properties svg:stroke-color="#3465a4" draw:fill-color="#ffffff" draw:textarea-horizontal-align="justify" draw:textarea-vertical-align="middle" draw:auto-grow-height="false" fo:min-height="0.321cm" fo:min-width="0.887cm"/>
      <style:paragraph-properties style:writing-mode="lr-tb"/>
    </style:style>
    <style:style style:name="gr39" style:family="graphic" style:parent-style-name="standard">
      <style:graphic-properties svg:stroke-color="#3465a4" draw:fill-color="#ffffff" draw:textarea-horizontal-align="justify" draw:textarea-vertical-align="middle" draw:auto-grow-height="false" fo:min-height="0.319cm" fo:min-width="0.732cm"/>
      <style:paragraph-properties style:writing-mode="lr-tb"/>
    </style:style>
    <style:style style:name="gr40" style:family="graphic" style:parent-style-name="standard" style:list-style-name="L1">
      <style:graphic-properties draw:fill-color="#ffffff" draw:textarea-horizontal-align="justify" draw:textarea-vertical-align="middle" draw:auto-grow-height="false" fo:min-height="0.555cm" fo:min-width="2.331cm"/>
      <style:paragraph-properties style:writing-mode="lr-tb"/>
    </style:style>
    <style:style style:name="gr41" style:family="graphic" style:parent-style-name="objectwithoutfill">
      <style:graphic-properties draw:marker-end="Arrowheads_20_17" draw:marker-end-width="0.3cm" draw:fill="none" draw:fill-color="#ffffff" draw:textarea-vertical-align="middl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456cm" fo:min-width="0.807cm"/>
      <style:paragraph-properties style:writing-mode="lr-tb"/>
    </style:style>
    <style:style style:name="gr43" style:family="graphic" style:parent-style-name="objectwithoutfill">
      <style:graphic-properties draw:marker-end="Arrowheads_20_18" draw:marker-end-width="0.3cm" draw:fill="none" draw:fill-color="#ffffff" draw:textarea-vertical-align="middle"/>
    </style:style>
    <style:style style:name="gr44" style:family="graphic" style:parent-style-name="objectwithoutfill">
      <style:graphic-properties draw:marker-end="Arrowheads_20_19" draw:marker-end-width="0.3cm" draw:fill="none" draw:fill-color="#ffffff" draw:textarea-vertical-align="middle"/>
    </style:style>
    <style:style style:name="gr45" style:family="graphic" style:parent-style-name="standard">
      <style:graphic-properties draw:fill="none" draw:fill-color="#ffffff" draw:textarea-horizontal-align="justify" draw:textarea-vertical-align="middle" draw:auto-grow-height="false" fo:min-height="1.5cm" fo:min-width="3cm"/>
    </style:style>
    <style:style style:name="gr46" style:family="graphic" style:parent-style-name="objectwithoutfill">
      <style:graphic-properties draw:marker-end="Arrowheads_20_22" draw:marker-end-width="0.3cm" draw:fill="none" draw:textarea-vertical-align="middle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456cm" fo:min-width="0.93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P7" style:family="paragraph">
      <loext:graphic-properties draw:fill-color="#ffffff"/>
      <style:paragraph-properties fo:text-align="center" style:writing-mode="lr-tb"/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text-underline-style="solid" style:text-underline-type="double" style:text-underline-width="auto" style:text-underline-color="font-color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525cm" svg:height="0.807cm" svg:x="10.267cm" svg:y="4.419cm">
          <text:p text:style-name="P1"><text:span text:style-name="T1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83cm" svg:height="0.807cm" svg:x="22.466cm" svg:y="4.418cm">
          <text:p text:style-name="P3"><text:span text:style-name="T1">Medical Report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178cm" svg:y1="2.605cm" svg:x2="10.267cm" svg:y2="4.823cm">
          <text:p/>
        </draw:line>
        <draw:line draw:style-name="gr3" draw:text-style-name="P5" draw:layer="layout" svg:x1="9.396cm" svg:y1="3.411cm" svg:x2="10.267cm" svg:y2="4.822cm">
          <text:p/>
        </draw:line>
        <draw:line draw:style-name="gr3" draw:text-style-name="P5" draw:layer="layout" svg:x1="9.396cm" svg:y1="4.218cm" svg:x2="10.267cm" svg:y2="4.823cm">
          <text:p/>
        </draw:line>
        <draw:line draw:style-name="gr3" draw:text-style-name="P5" draw:layer="layout" svg:x1="9.396cm" svg:y1="5.629cm" svg:x2="10.267cm" svg:y2="4.823cm">
          <text:p/>
        </draw:line>
        <draw:line draw:style-name="gr3" draw:text-style-name="P5" draw:layer="layout" svg:x1="9.178cm" svg:y1="6.638cm" svg:x2="10.267cm" svg:y2="4.823cm">
          <text:p/>
        </draw:line>
        <draw:custom-shape draw:style-name="gr4" draw:text-style-name="P2" draw:layer="layout" svg:width="1.744cm" svg:height="0.807cm" svg:x="7.653cm" svg:y="7.04cm">
          <text:p text:style-name="P1"><text:span text:style-name="T2">div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4cm" svg:height="0.805cm" svg:x="7.653cm" svg:y="6.235cm">
          <text:p text:style-name="P1"><text:span text:style-name="T2">D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44cm" svg:height="0.807cm" svg:x="7.653cm" svg:y="5.226cm">
          <text:p text:style-name="P1"><text:span text:style-name="T2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744cm" svg:height="0.605cm" svg:x="7.653cm" svg:y="3.814cm">
          <text:p text:style-name="P1"><text:span text:style-name="T2">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744cm" svg:height="0.805cm" svg:x="7.653cm" svg:y="3.009cm">
          <text:p text:style-name="P1"><text:span text:style-name="T3">Full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179cm" svg:height="0.807cm" svg:x="7.435cm" svg:y="4.419cm">
          <text:p text:style-name="P1"><text:span text:style-name="T2">Dis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1.962cm" svg:height="0.805cm" svg:x="26.602cm" svg:y="6.435cm">
          <text:p text:style-name="P1"><text:span text:style-name="T2">dise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" draw:id="id3" draw:layer="layout" svg:width="1.744cm" svg:height="0.806cm" svg:x="26.602cm" svg:y="4.822cm">
          <text:p text:style-name="P1"><text:span text:style-name="T2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.744cm" svg:height="0.805cm" svg:x="26.602cm" svg:y="3.411cm">
          <text:p text:style-name="P1"><text:span text:style-name="T2">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9" draw:id="id39" draw:layer="layout" svg:width="1.744cm" svg:height="0.807cm" svg:x="7.653cm" svg:y="11.072cm">
          <text:p text:style-name="P1"><text:span text:style-name="T2">sib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44cm" svg:height="0.807cm" svg:x="7.653cm" svg:y="10.064cm">
          <text:p text:style-name="P1"><text:span text:style-name="T2">Last acadim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744cm" svg:height="0.806cm" svg:x="7.653cm" svg:y="9.057cm">
          <text:p text:style-name="P1"><text:span text:style-name="T2">Cert im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44cm" svg:height="0.807cm" svg:x="7.653cm" svg:y="8.048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44cm" svg:height="0.807cm" svg:x="7.653cm" svg:y="2cm">
          <text:p text:style-name="P6"><text:span text:style-name="T4">S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9.396cm" svg:y1="7.444cm" svg:x2="10.267cm" svg:y2="4.823cm">
          <text:p/>
        </draw:line>
        <draw:line draw:style-name="gr3" draw:text-style-name="P8" draw:layer="layout" svg:x1="9.396cm" svg:y1="8.451cm" svg:x2="10.267cm" svg:y2="5.024cm">
          <text:p/>
        </draw:line>
        <draw:line draw:style-name="gr3" draw:text-style-name="P8" draw:layer="layout" svg:x1="9.396cm" svg:y1="9.459cm" svg:x2="10.267cm" svg:y2="5.024cm">
          <text:p/>
        </draw:line>
        <draw:line draw:style-name="gr3" draw:text-style-name="P8" draw:layer="layout" svg:x1="9.396cm" svg:y1="10.468cm" svg:x2="10.267cm" svg:y2="5.024cm">
          <text:p/>
        </draw:line>
        <draw:line draw:style-name="gr3" draw:text-style-name="P8" draw:layer="layout" svg:x1="10.267cm" svg:y1="5.226cm" svg:x2="9.396cm" svg:y2="11.476cm">
          <text:p/>
        </draw:line>
        <draw:connector draw:style-name="gr10" draw:text-style-name="P9" draw:layer="layout" svg:x1="26.602cm" svg:y1="3.814cm" svg:x2="25.296cm" svg:y2="4.821cm" draw:start-shape="id1" draw:start-glue-point="6" draw:end-shape="id2" draw:end-glue-point="1" svg:d="M26602 3814h-653v1007h-653" svg:viewBox="0 0 1307 1008">
          <text:p/>
        </draw:connector>
        <draw:connector draw:style-name="gr3" draw:text-style-name="P8" draw:layer="layout" draw:type="line" svg:x1="26.602cm" svg:y1="5.225cm" svg:x2="25.296cm" svg:y2="4.821cm" draw:start-shape="id3" draw:start-glue-point="6" draw:end-shape="id2" draw:end-glue-point="1" svg:d="M26602 5225l-1306-404" svg:viewBox="0 0 1307 405">
          <text:p/>
        </draw:connector>
        <draw:connector draw:style-name="gr11" draw:text-style-name="P8" draw:layer="layout" draw:type="curve" svg:x1="26.602cm" svg:y1="6.838cm" svg:x2="25.296cm" svg:y2="4.821cm" draw:start-shape="id4" draw:start-glue-point="6" draw:end-shape="id2" svg:d="M26602 6838c-979 0-327-2017-1306-2017" svg:viewBox="0 0 1307 2018">
          <text:p/>
        </draw:connector>
        <draw:custom-shape draw:style-name="gr12" draw:text-style-name="P11" xml:id="id6" draw:id="id6" draw:layer="layout" svg:width="2.177cm" svg:height="1.412cm" svg:x="15.713cm" svg:y="4.217cm">
          <text:p text:style-name="P10"><text:span text:style-name="T2">Fil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draw:type="line" svg:x1="11.792cm" svg:y1="4.822cm" svg:x2="15.713cm" svg:y2="4.923cm" draw:start-shape="id5" draw:start-glue-point="1" draw:end-shape="id6" draw:end-glue-point="5" svg:d="M11792 4822l3921 101" svg:viewBox="0 0 3922 102">
          <text:p text:style-name="P12">1</text:p>
        </draw:connector>
        <draw:connector draw:style-name="gr14" draw:text-style-name="P13" draw:layer="layout" draw:type="line" svg:x1="17.89cm" svg:y1="4.923cm" svg:x2="22.466cm" svg:y2="4.821cm" draw:start-shape="id6" draw:start-glue-point="7" draw:end-shape="id2" draw:end-glue-point="3" svg:d="M17890 4923l4576-102" svg:viewBox="0 0 4577 103">
          <text:p text:style-name="P12">1</text:p>
        </draw:connector>
        <draw:custom-shape draw:style-name="gr15" draw:text-style-name="P4" xml:id="id8" draw:id="id8" draw:layer="layout" svg:width="2.83cm" svg:height="0.807cm" svg:x="22.466cm" svg:y="4.419cm">
          <text:p text:style-name="P3"><text:span text:style-name="T1">Medical Repor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1.962cm" svg:height="0.805cm" svg:x="26.603cm" svg:y="6.436cm">
          <text:p text:style-name="P1"><text:span text:style-name="T2">dise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1.744cm" svg:height="0.807cm" svg:x="26.603cm" svg:y="4.822cm">
          <text:p text:style-name="P1"><text:span text:style-name="T2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1.744cm" svg:height="0.805cm" svg:x="26.603cm" svg:y="3.412cm">
          <text:p text:style-name="P1"><text:span text:style-name="T2">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26.603cm" svg:y1="3.815cm" svg:x2="25.296cm" svg:y2="4.822cm" draw:start-shape="id7" draw:start-glue-point="6" draw:end-shape="id8" draw:end-glue-point="1" svg:d="M26603 3815h-653v1007h-654" svg:viewBox="0 0 1308 1008">
          <text:p/>
        </draw:connector>
        <draw:connector draw:style-name="gr3" draw:text-style-name="P8" draw:layer="layout" draw:type="line" svg:x1="26.603cm" svg:y1="5.226cm" svg:x2="25.296cm" svg:y2="4.822cm" draw:start-shape="id9" draw:start-glue-point="6" draw:end-shape="id8" draw:end-glue-point="1" svg:d="M26603 5226l-1307-404" svg:viewBox="0 0 1308 405">
          <text:p/>
        </draw:connector>
        <draw:connector draw:style-name="gr11" draw:text-style-name="P8" draw:layer="layout" draw:type="curve" svg:x1="26.603cm" svg:y1="6.839cm" svg:x2="25.296cm" svg:y2="4.822cm" draw:start-shape="id10" draw:start-glue-point="6" draw:end-shape="id8" svg:d="M26603 6839c-979 0-326-2017-1307-2017" svg:viewBox="0 0 1308 2018">
          <text:p/>
        </draw:connector>
        <draw:custom-shape draw:style-name="gr16" draw:text-style-name="P4" xml:id="id12" draw:id="id12" draw:layer="layout" svg:width="2.831cm" svg:height="0.805cm" svg:x="22.901cm" svg:y="9.46cm">
          <text:p text:style-name="P3"><text:span text:style-name="T1">Medical Re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4" draw:id="id14" draw:layer="layout" svg:width="1.959cm" svg:height="0.807cm" svg:x="27.04cm" svg:y="11.476cm">
          <text:p text:style-name="P1"><text:span text:style-name="T2">dise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1.741cm" svg:height="0.806cm" svg:x="27.04cm" svg:y="9.863cm">
          <text:p text:style-name="P1"><text:span text:style-name="T2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1" draw:id="id11" draw:layer="layout" svg:width="1.741cm" svg:height="0.807cm" svg:x="27.04cm" svg:y="8.452cm">
          <text:p text:style-name="P1"><text:span text:style-name="T2">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27.04cm" svg:y1="8.856cm" svg:x2="25.732cm" svg:y2="9.862cm" draw:start-shape="id11" draw:start-glue-point="6" draw:end-shape="id12" draw:end-glue-point="1" svg:d="M27040 8856h-655v1006h-653" svg:viewBox="0 0 1309 1007">
          <text:p/>
        </draw:connector>
        <draw:connector draw:style-name="gr3" draw:text-style-name="P8" draw:layer="layout" draw:type="line" svg:x1="27.04cm" svg:y1="10.266cm" svg:x2="25.732cm" svg:y2="9.862cm" draw:start-shape="id13" draw:start-glue-point="6" draw:end-shape="id12" draw:end-glue-point="1" svg:d="M27040 10266l-1308-404" svg:viewBox="0 0 1309 405">
          <text:p/>
        </draw:connector>
        <draw:connector draw:style-name="gr11" draw:text-style-name="P8" draw:layer="layout" draw:type="curve" svg:x1="27.04cm" svg:y1="11.88cm" svg:x2="25.732cm" svg:y2="9.862cm" draw:start-shape="id14" draw:start-glue-point="6" draw:end-shape="id12" svg:d="M27040 11880c-982 0-329-2018-1308-2018" svg:viewBox="0 0 1309 2019">
          <text:p/>
        </draw:connector>
        <draw:custom-shape draw:style-name="gr20" draw:text-style-name="P4" xml:id="id16" draw:id="id16" draw:layer="layout" svg:width="2.831cm" svg:height="0.805cm" svg:x="22.901cm" svg:y="9.461cm">
          <text:p text:style-name="P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8" draw:id="id18" draw:layer="layout" svg:width="1.96cm" svg:height="0.807cm" svg:x="27.04cm" svg:y="11.477cm">
          <text:p text:style-name="P1"><text:span text:style-name="T2">relation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7" draw:id="id17" draw:layer="layout" svg:width="1.742cm" svg:height="0.807cm" svg:x="27.04cm" svg:y="9.863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15" draw:id="id15" draw:layer="layout" svg:width="1.742cm" svg:height="0.807cm" svg:x="27.04cm" svg:y="8.453cm">
          <text:p text:style-name="P6"><text:span text:style-name="T4">Parent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27.04cm" svg:y1="8.857cm" svg:x2="25.732cm" svg:y2="9.863cm" draw:start-shape="id15" draw:start-glue-point="6" draw:end-shape="id16" draw:end-glue-point="1" svg:d="M27040 8857h-654v1006h-654" svg:viewBox="0 0 1309 1007">
          <text:p/>
        </draw:connector>
        <draw:connector draw:style-name="gr3" draw:text-style-name="P8" draw:layer="layout" draw:type="line" svg:x1="27.04cm" svg:y1="10.267cm" svg:x2="25.732cm" svg:y2="9.863cm" draw:start-shape="id17" draw:start-glue-point="6" draw:end-shape="id16" draw:end-glue-point="1" svg:d="M27040 10267l-1308-404" svg:viewBox="0 0 1309 405">
          <text:p/>
        </draw:connector>
        <draw:connector draw:style-name="gr11" draw:text-style-name="P8" draw:layer="layout" draw:type="curve" svg:x1="27.04cm" svg:y1="11.881cm" svg:x2="25.732cm" svg:y2="9.863cm" draw:start-shape="id18" draw:start-glue-point="6" draw:end-shape="id16" svg:d="M27040 11881c-981 0-327-2018-1308-2018" svg:viewBox="0 0 1309 2019">
          <text:p/>
        </draw:connector>
        <draw:custom-shape draw:style-name="gr23" draw:text-style-name="P11" xml:id="id19" draw:id="id19" draw:layer="layout" svg:width="2.614cm" svg:height="1.412cm" svg:x="16.148cm" svg:y="7.443cm">
          <text:p text:style-name="P10"><text:span text:style-name="T2">Belong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3" draw:layer="layout" svg:x1="11.029cm" svg:y1="5.226cm" svg:x2="16.148cm" svg:y2="8.149cm" draw:start-shape="id5" draw:start-glue-point="2" draw:end-shape="id19" draw:end-glue-point="5" svg:d="M11029 5226v2923h5119" svg:viewBox="0 0 5120 2924">
          <text:p/>
        </draw:connector>
        <draw:connector draw:style-name="gr25" draw:text-style-name="P13" draw:layer="layout" svg:x1="18.762cm" svg:y1="8.149cm" svg:x2="22.901cm" svg:y2="9.863cm" draw:start-shape="id19" draw:start-glue-point="7" draw:end-shape="id16" draw:end-glue-point="3" svg:d="M18762 8149h2070v1714h2069" svg:viewBox="0 0 4140 1715">
          <text:p text:style-name="P12">1</text:p>
        </draw:connector>
        <draw:frame draw:style-name="gr26" draw:text-style-name="P14" draw:layer="layout" svg:width="0.743cm" svg:height="0.962cm" svg:x="10.642cm" svg:y="5.233cm">
          <draw:text-box>
            <text:p>1</text:p>
          </draw:text-box>
        </draw:frame>
        <draw:custom-shape draw:style-name="gr27" draw:text-style-name="P4" draw:layer="layout" svg:width="2.831cm" svg:height="0.807cm" svg:x="10.703cm" svg:y="16.515cm">
          <text:p text:style-name="P3"><text:span text:style-name="T1">Medical Report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4" draw:id="id24" draw:layer="layout" svg:width="1.96cm" svg:height="0.805cm" svg:x="7cm" svg:y="15.912cm">
          <text:p text:style-name="P1"><text:span text:style-name="T2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xml:id="id21" draw:id="id21" draw:layer="layout" svg:width="2.831cm" svg:height="0.807cm" svg:x="10.703cm" svg:y="16.516cm">
          <text:p text:style-name="P3"><text:span text:style-name="T1">teach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2" draw:id="id22" draw:layer="layout" svg:width="1.96cm" svg:height="0.807cm" svg:x="7.218cm" svg:y="13.693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1.742cm" svg:height="0.807cm" svg:x="7.218cm" svg:y="14.702cm">
          <text:p text:style-name="P1"><text:span text:style-name="T2">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xml:id="id20" draw:id="id20" draw:layer="layout" svg:width="1.743cm" svg:height="0.805cm" svg:x="7.435cm" svg:y="12.485cm">
          <text:p text:style-name="P6"><text:span text:style-name="T4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5" draw:id="id25" draw:layer="layout" svg:width="1.96cm" svg:height="0.807cm" svg:x="7cm" svg:y="18.331cm">
          <text:p text:style-name="P1"><text:span text:style-name="T2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6" draw:id="id26" draw:layer="layout" svg:width="1.96cm" svg:height="0.807cm" svg:x="7cm" svg:y="19.943cm">
          <text:p text:style-name="P1"><text:span text:style-name="T2">Sal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8" draw:layer="layout" draw:type="curve" svg:x1="9.178cm" svg:y1="12.888cm" svg:x2="10.703cm" svg:y2="16.919cm" draw:start-shape="id20" draw:start-glue-point="10" draw:end-shape="id21" draw:end-glue-point="3" svg:d="M9178 12888c1143 0 381 4031 1525 4031" svg:viewBox="0 0 1526 4032">
          <text:p/>
        </draw:connector>
        <draw:connector draw:style-name="gr3" draw:text-style-name="P8" draw:layer="layout" draw:type="curve" svg:x1="9.178cm" svg:y1="14.097cm" svg:x2="10.703cm" svg:y2="16.919cm" draw:start-shape="id22" draw:start-glue-point="10" draw:end-shape="id21" draw:end-glue-point="3" svg:d="M9178 14097c1144 0 382 2822 1525 2822" svg:viewBox="0 0 1526 2823">
          <text:p/>
        </draw:connector>
        <draw:connector draw:style-name="gr3" draw:text-style-name="P8" draw:layer="layout" draw:type="curve" svg:x1="8.96cm" svg:y1="15.106cm" svg:x2="10.703cm" svg:y2="16.919cm" draw:start-shape="id23" draw:start-glue-point="10" draw:end-shape="id21" draw:end-glue-point="3" svg:d="M8960 15106c1308 0 437 1813 1743 1813" svg:viewBox="0 0 1744 1814">
          <text:p/>
        </draw:connector>
        <draw:connector draw:style-name="gr3" draw:text-style-name="P8" draw:layer="layout" draw:type="curve" svg:x1="8.96cm" svg:y1="16.315cm" svg:x2="10.703cm" svg:y2="16.919cm" draw:start-shape="id24" draw:start-glue-point="10" draw:end-shape="id21" draw:end-glue-point="3" svg:d="M8960 16315c1308 0 437 604 1743 604" svg:viewBox="0 0 1744 605">
          <text:p/>
        </draw:connector>
        <draw:connector draw:style-name="gr3" draw:text-style-name="P8" draw:layer="layout" draw:type="curve" svg:x1="8.96cm" svg:y1="18.735cm" svg:x2="10.703cm" svg:y2="16.919cm" draw:start-shape="id25" draw:start-glue-point="10" draw:end-shape="id21" draw:end-glue-point="3" svg:d="M8960 18735c1308 0 437-1816 1743-1816" svg:viewBox="0 0 1744 1817">
          <text:p/>
        </draw:connector>
        <draw:connector draw:style-name="gr3" draw:text-style-name="P8" draw:layer="layout" draw:type="curve" svg:x1="8.96cm" svg:y1="20.347cm" svg:x2="10.703cm" svg:y2="16.919cm" draw:start-shape="id26" draw:start-glue-point="10" draw:end-shape="id21" draw:end-glue-point="3" svg:d="M8960 20347c1308 0 437-3428 1743-3428" svg:viewBox="0 0 1744 3429">
          <text:p/>
        </draw:connector>
        <draw:custom-shape draw:style-name="gr31" draw:text-style-name="P4" xml:id="id28" draw:id="id28" draw:layer="layout" svg:width="2.832cm" svg:height="0.807cm" svg:x="20.286cm" svg:y="16.717cm">
          <text:p text:style-name="P3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27" draw:id="id27" draw:layer="layout" svg:width="2.614cm" svg:height="1.411cm" svg:x="15.495cm" svg:y="14.702cm">
          <text:p text:style-name="P10"><text:span text:style-name="T2">Tea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xml:id="id29" draw:id="id29" draw:layer="layout" svg:width="2.614cm" svg:height="1.41cm" svg:x="15.495cm" svg:y="18.533cm">
          <text:p text:style-name="P10"><text:span text:style-name="T2">mana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8" draw:layer="layout" svg:x1="13.534cm" svg:y1="16.919cm" svg:x2="15.495cm" svg:y2="15.408cm" draw:start-shape="id21" draw:start-glue-point="1" draw:end-shape="id27" draw:end-glue-point="5" svg:d="M13534 16919h980v-1511h981" svg:viewBox="0 0 1962 1512">
          <text:p/>
        </draw:connector>
        <draw:connector draw:style-name="gr33" draw:text-style-name="P8" draw:layer="layout" svg:x1="18.109cm" svg:y1="15.408cm" svg:x2="20.286cm" svg:y2="17.12cm" draw:start-shape="id27" draw:start-glue-point="7" draw:end-shape="id28" draw:end-glue-point="3" svg:d="M18109 15408h1089v1712h1088" svg:viewBox="0 0 2178 1713">
          <text:p/>
        </draw:connector>
        <draw:connector draw:style-name="gr34" draw:text-style-name="P8" draw:layer="layout" svg:x1="13.534cm" svg:y1="16.919cm" svg:x2="15.495cm" svg:y2="19.238cm" draw:start-shape="id21" draw:start-glue-point="1" draw:end-shape="id29" draw:end-glue-point="5" svg:d="M13534 16919h980v2319h981" svg:viewBox="0 0 1962 2320">
          <text:p/>
        </draw:connector>
        <draw:connector draw:style-name="gr35" draw:text-style-name="P8" draw:layer="layout" svg:x1="18.109cm" svg:y1="19.238cm" svg:x2="20.286cm" svg:y2="17.12cm" draw:start-shape="id29" draw:start-glue-point="7" draw:end-shape="id28" draw:end-glue-point="3" svg:d="M18109 19238h1089v-2118h1088" svg:viewBox="0 0 2178 2119">
          <text:p/>
        </draw:connector>
        <draw:frame draw:style-name="gr36" draw:text-style-name="P14" draw:layer="layout" svg:width="0.87cm" svg:height="0.962cm" svg:x="13.971cm" svg:y="15.941cm">
          <draw:text-box>
            <text:p>M</text:p>
          </draw:text-box>
        </draw:frame>
        <draw:custom-shape draw:style-name="gr23" draw:text-style-name="P11" xml:id="id38" draw:id="id38" draw:layer="layout" svg:width="2.614cm" svg:height="1.41cm" svg:x="14.188cm" svg:y="9.662cm">
          <text:p text:style-name="P10"><text:span text:style-name="T2">Att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6" draw:text-style-name="P14" draw:layer="layout" svg:width="0.872cm" svg:height="0.962cm" svg:x="18.762cm" svg:y="16.113cm">
          <draw:text-box>
            <text:p>1</text:p>
          </draw:text-box>
        </draw:frame>
        <draw:frame draw:style-name="gr36" draw:text-style-name="P14" draw:layer="layout" svg:width="0.871cm" svg:height="0.962cm" svg:x="14.188cm" svg:y="18.735cm">
          <draw:text-box>
            <text:p>1</text:p>
          </draw:text-box>
        </draw:frame>
        <draw:frame draw:style-name="gr36" draw:text-style-name="P14" draw:layer="layout" svg:width="0.872cm" svg:height="0.962cm" svg:x="18.762cm" svg:y="18.362cm">
          <draw:text-box>
            <text:p>1</text:p>
          </draw:text-box>
        </draw:frame>
        <draw:custom-shape draw:style-name="gr37" draw:text-style-name="P4" xml:id="id31" draw:id="id31" draw:layer="layout" svg:width="2.831cm" svg:height="0.805cm" svg:x="19.196cm" svg:y="12.484cm">
          <text:p text:style-name="P3"><text:span text:style-name="T1">Medical Report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33" draw:id="id33" draw:layer="layout" svg:width="1.961cm" svg:height="0.807cm" svg:x="23.335cm" svg:y="14.499cm">
          <text:p text:style-name="P1"><text:span text:style-name="T2">dise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xml:id="id32" draw:id="id32" draw:layer="layout" svg:width="1.742cm" svg:height="0.805cm" svg:x="23.335cm" svg:y="12.887cm">
          <text:p text:style-name="P1"><text:span text:style-name="T2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30" draw:id="id30" draw:layer="layout" svg:width="1.742cm" svg:height="0.807cm" svg:x="23.335cm" svg:y="11.475cm">
          <text:p text:style-name="P1"><text:span text:style-name="T2">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23.335cm" svg:y1="11.879cm" svg:x2="22.027cm" svg:y2="12.886cm" draw:start-shape="id30" draw:start-glue-point="6" draw:end-shape="id31" draw:end-glue-point="1" svg:d="M23335 11879h-654v1007h-654" svg:viewBox="0 0 1309 1008">
          <text:p/>
        </draw:connector>
        <draw:connector draw:style-name="gr3" draw:text-style-name="P8" draw:layer="layout" draw:type="line" svg:x1="23.335cm" svg:y1="13.29cm" svg:x2="22.027cm" svg:y2="12.886cm" draw:start-shape="id32" draw:start-glue-point="6" draw:end-shape="id31" draw:end-glue-point="1" svg:d="M23335 13290l-1308-404" svg:viewBox="0 0 1309 405">
          <text:p/>
        </draw:connector>
        <draw:connector draw:style-name="gr11" draw:text-style-name="P8" draw:layer="layout" draw:type="curve" svg:x1="23.335cm" svg:y1="14.903cm" svg:x2="22.027cm" svg:y2="12.886cm" draw:start-shape="id33" draw:start-glue-point="6" draw:end-shape="id31" svg:d="M23335 14903c-982 0-329-2017-1308-2017" svg:viewBox="0 0 1309 2018">
          <text:p/>
        </draw:connector>
        <draw:custom-shape draw:style-name="gr40" draw:text-style-name="P4" xml:id="id35" draw:id="id35" draw:layer="layout" svg:width="2.831cm" svg:height="0.805cm" svg:x="19.196cm" svg:y="12.485cm">
          <text:p text:style-name="P3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37" draw:id="id37" draw:layer="layout" svg:width="1.96cm" svg:height="0.807cm" svg:x="23.336cm" svg:y="14.5cm">
          <text:p text:style-name="P1"><text:span text:style-name="T2">floor 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xml:id="id36" draw:id="id36" draw:layer="layout" svg:width="1.742cm" svg:height="0.805cm" svg:x="23.336cm" svg:y="12.888cm">
          <text:p text:style-name="P1"><text:span text:style-name="T2">building 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34" draw:id="id34" draw:layer="layout" svg:width="1.742cm" svg:height="0.807cm" svg:x="23.336cm" svg:y="11.476cm">
          <text:p text:style-name="P6"><text:span text:style-name="T4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23.336cm" svg:y1="11.88cm" svg:x2="22.027cm" svg:y2="12.887cm" draw:start-shape="id34" draw:start-glue-point="6" draw:end-shape="id35" draw:end-glue-point="1" svg:d="M23336 11880h-655v1007h-654" svg:viewBox="0 0 1310 1008">
          <text:p/>
        </draw:connector>
        <draw:connector draw:style-name="gr3" draw:text-style-name="P8" draw:layer="layout" draw:type="line" svg:x1="23.336cm" svg:y1="13.291cm" svg:x2="22.027cm" svg:y2="12.887cm" draw:start-shape="id36" draw:start-glue-point="6" draw:end-shape="id35" draw:end-glue-point="1" svg:d="M23336 13291l-1309-404" svg:viewBox="0 0 1310 405">
          <text:p/>
        </draw:connector>
        <draw:connector draw:style-name="gr11" draw:text-style-name="P8" draw:layer="layout" draw:type="curve" svg:x1="23.336cm" svg:y1="14.904cm" svg:x2="22.027cm" svg:y2="12.887cm" draw:start-shape="id37" draw:start-glue-point="6" draw:end-shape="id35" svg:d="M23336 14904c-982 0-328-2017-1309-2017" svg:viewBox="0 0 1310 2018">
          <text:p/>
        </draw:connector>
        <draw:frame draw:style-name="gr36" draw:text-style-name="P14" draw:layer="layout" svg:width="0.871cm" svg:height="0.962cm" svg:x="15.277cm" svg:y="6.638cm">
          <draw:text-box>
            <text:p>M</text:p>
          </draw:text-box>
        </draw:frame>
        <draw:frame draw:style-name="gr36" draw:text-style-name="P14" draw:layer="layout" svg:width="0.871cm" svg:height="0.962cm" svg:x="18.109cm" svg:y="11.476cm">
          <draw:text-box>
            <text:p>1</text:p>
          </draw:text-box>
        </draw:frame>
        <draw:connector draw:style-name="gr41" draw:text-style-name="P8" draw:layer="layout" svg:x1="12.118cm" svg:y1="16.516cm" svg:x2="20.611cm" svg:y2="13.29cm" draw:start-shape="id21" draw:start-glue-point="0" draw:end-shape="id35" draw:end-glue-point="2" svg:d="M12118 16516v-1614h8493v-1612" svg:viewBox="0 0 8494 3227">
          <text:p/>
        </draw:connector>
        <draw:frame draw:style-name="gr36" draw:text-style-name="P14" draw:layer="layout" svg:width="0.87cm" svg:height="0.962cm" svg:x="12.228cm" svg:y="13.895cm">
          <draw:text-box>
            <text:p>1</text:p>
          </draw:text-box>
        </draw:frame>
        <draw:frame draw:style-name="gr36" draw:text-style-name="P14" draw:layer="layout" svg:width="0.872cm" svg:height="0.962cm" svg:x="20.286cm" svg:y="13.522cm">
          <draw:text-box>
            <text:p>1</text:p>
          </draw:text-box>
        </draw:frame>
        <draw:custom-shape draw:style-name="gr42" draw:text-style-name="P11" draw:layer="layout" svg:width="2.613cm" svg:height="1.412cm" svg:x="14.624cm" svg:y="13.491cm">
          <text:p text:style-name="P10"><text:span text:style-name="T2">jo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2.614cm" svg:height="1.412cm" svg:x="14.624cm" svg:y="13.492cm">
          <text:p text:style-name="P10"><text:span text:style-name="T2">jo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8" draw:layer="layout" svg:x1="11.029cm" svg:y1="5.226cm" svg:x2="15.495cm" svg:y2="9.662cm" draw:start-shape="id5" draw:end-shape="id38" draw:end-glue-point="4" svg:d="M11029 5226v2218h4466v2218" svg:viewBox="0 0 4467 4437">
          <text:p/>
        </draw:connector>
        <draw:connector draw:style-name="gr44" draw:text-style-name="P8" draw:layer="layout" svg:x1="15.495cm" svg:y1="11.072cm" svg:x2="20.611cm" svg:y2="12.485cm" draw:start-shape="id38" draw:start-glue-point="6" draw:end-shape="id35" draw:end-glue-point="0" svg:d="M15495 11072v707h5116v706" svg:viewBox="0 0 5117 1414">
          <text:p/>
        </draw:connector>
        <draw:custom-shape draw:style-name="gr45" draw:text-style-name="P8" draw:layer="layout" svg:width="3.5cm" svg:height="1.75cm" svg:x="22cm" svg:y="4cm">
          <text:p/>
          <draw:enhanced-geometry svg:viewBox="0 0 21600 21600" draw:type="rectangle" draw:enhanced-path="M 0 0 L 21600 0 21600 21600 0 21600 0 0 Z N"/>
        </draw:custom-shape>
        <draw:connector draw:style-name="gr46" draw:text-style-name="P15" draw:layer="layout" draw:type="curve" svg:x1="8.525cm" svg:y1="11.879cm" svg:x2="11.029cm" svg:y2="4.419cm" draw:start-shape="id39" draw:start-glue-point="8" draw:end-shape="id5" draw:end-glue-point="0" svg:d="M8525 11879c0 751 3767 502 3767-3730 0-4231-1263-4483-1263-3730" svg:viewBox="0 0 3768 8124">
          <text:p/>
        </draw:connector>
        <draw:custom-shape draw:style-name="gr47" draw:text-style-name="P11" draw:layer="layout" svg:width="2.864cm" svg:height="1.41cm" svg:x="10.636cm" svg:y="9.75cm">
          <text:p text:style-name="P10"><text:span text:style-name="T2">Belong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16" draw:layer="layout" svg:width="1.25cm" svg:height="0.962cm" svg:x="11.75cm" svg:y="5.5cm">
          <draw:text-box>
            <text:p>M</text:p>
          </draw:text-box>
        </draw:frame>
        <draw:frame draw:style-name="gr49" draw:text-style-name="P16" draw:layer="layout" svg:width="0.75cm" svg:height="0.962cm" svg:x="10cm" svg:y="11.7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9cm" fo:page-height="2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3T00:01:04.765853581</meta:creation-date>
    <dc:date>2024-01-03T10:05:45.736607140</dc:date>
    <meta:editing-duration>PT4M25S</meta:editing-duration>
    <meta:editing-cycles>2</meta:editing-cycles>
    <meta:generator>LibreOffice/7.3.7.2$Linux_X86_64 LibreOffice_project/30$Build-2</meta:generator>
    <meta:document-statistic meta:object-count="111"/>
  </office:meta>
</office:document-meta>
</file>